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4-01_24-32-03_000.jpg</text:p>
          </table:table-cell>
          <table:table-cell office:value-type="string">
            <text:p>:m 1*1 RES / free# 3WSUBV 14#1 / ヘブライ語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4-01_24-00-5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4-01_24-00-4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4-01_24-00-4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4-01_24-00-4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4-01_24-00-1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4-01_16-36-17_000.jpg</text:p>
          </table:table-cell>
          <table:table-cell table:style-name="ce3" office:value-type="string">
            <text:p>:m :lets / action activity / FX / 情報の集め方　メールに書き留める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4-01_16-04-17_000.jpg</text:p>
          </table:table-cell>
          <table:table-cell office:value-type="string">
            <text:p>:PHOTO 面白いもの / @東急ショッピングパーク / 花　小さい花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4-01_16-04-12_000.jpg</text:p>
          </table:table-cell>
          <table:table-cell office:value-type="string">
            <text:p>:PHOTO 面白いもの / @東急ショッピングパーク / 花　小さい花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4-01_16-04-08_000.jpg</text:p>
          </table:table-cell>
          <table:table-cell office:value-type="string">
            <text:p>:PHOTO 面白いもの / @東急ショッピングパーク / 花　小さい花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4-01_15-05-24_000.jpg</text:p>
          </table:table-cell>
          <table:table-cell table:style-name="ce3" office:value-type="string">
            <text:p>:m other / 長寿の家 / 水族館　案内　チラシ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2017-03-31_22-28-08_000.jpg</text:p>
          </table:table-cell>
          <table:table-cell table:style-name="ce3" office:value-type="string">
            <text:p>:m music / 楽譜メモ / kb / blues L-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3-31_20-04-27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3-31_18-45-26_000.jpg</text:p>
          </table:table-cell>
          <table:table-cell table:style-name="ce1" office:value-type="string">
            <text:p>:m other / お金 / 貯金から取り崩した金額 / 1000円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3-31_18-30-13_001.jpg</text:p>
          </table:table-cell>
          <table:table-cell office:value-type="string">
            <text:p>:m 電験３種 / 10#1 2*2 / 電気設備技術基準の解釈　第１０条　第５条第１項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3-31_18-29-13_000.jpg</text:p>
          </table:table-cell>
          <table:table-cell office:value-type="string">
            <text:p>:m 電験３種 / 10#1 1*2 / 電気設備技術基準の解釈　第１０条　第５条第１項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3-31_11-37-46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3-31_11-22-35_000.jpg</text:p>
          </table:table-cell>
          <table:table-cell table:style-name="ce1" office:value-type="string">
            <text:p>:m 1*2 RES / free# 4JZVMD 8#1 / 色荷　素粒子：分類　ボソン　弱荷　量子数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2017-03-31_10-21-24_000.jpg</text:p>
          </table:table-cell>
          <table:table-cell table:style-name="ce3" office:value-type="string">
            <text:p>:m music / 楽譜メモ / kb / stride-1.p-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7-03-31_08-30-35_001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3-31_08-30-35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3-31_08-30-3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3-31_08-30-2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3-31_08-30-2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3-31_08-30-1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3-30_23-08-28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3-30_23-08-28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3-30_23-07-5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3-30_23-07-5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3-30_23-07-4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3-30_20-17-27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3-30_18-03-29_000.jpg</text:p>
          </table:table-cell>
          <table:table-cell table:style-name="ce1" office:value-type="string">
            <text:p>:m other / お金 / 貯金から取り崩した金額 / 1000円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3-30_17-46-06_000.jpg</text:p>
          </table:table-cell>
          <table:table-cell office:value-type="string">
            <text:p>:m 電験３種 / 9#1 1*1 / 三相誘導電動機　界磁　右手の法則　誘導電流　磁石</text:p>
          </table:table-cell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2017-03-30_16-17-02_000.jpg</text:p>
          </table:table-cell>
          <table:table-cell table:style-name="ce3" office:value-type="string">
            <text:p>:m 1*1 prog / 4*33#1 / Cake_NR5 / create table → genre_name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2017-03-30_14-28-05_000.jpg</text:p>
          </table:table-cell>
          <table:table-cell table:style-name="ce1" office:value-type="string">
            <text:p>-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2017/04/01</text:date>, <text:time>17:31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1T17:31:46.19</dc:date>
    <dc:creator>岩淵 謙</dc:creator>
    <meta:generator>OpenOffice/4.1.3$Win32 OpenOffice.org_project/413m1$Build-9783</meta:generator>
    <meta:editing-duration>PT33M34S</meta:editing-duration>
    <meta:editing-cycles>12</meta:editing-cycles>
    <meta:document-statistic meta:table-count="1" meta:cell-count="108" meta:object-count="0"/>
  </office:meta>
</office:document-meta>
</file>